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d0a9a" officeooo:paragraph-rsid="000d0a9a"/>
    </style:style>
    <style:style style:name="P4" style:family="paragraph" style:parent-style-name="Standard">
      <style:text-properties officeooo:rsid="000e0013" officeooo:paragraph-rsid="000e0013"/>
    </style:style>
    <style:style style:name="P5" style:family="paragraph" style:parent-style-name="Standard">
      <style:text-properties officeooo:rsid="000e0013" officeooo:paragraph-rsid="001f711f"/>
    </style:style>
    <style:style style:name="P6" style:family="paragraph" style:parent-style-name="Standard">
      <style:text-properties officeooo:rsid="000c9d09" officeooo:paragraph-rsid="000c9d09"/>
    </style:style>
    <style:style style:name="P7" style:family="paragraph" style:parent-style-name="Standard">
      <style:text-properties officeooo:rsid="000c9d09" officeooo:paragraph-rsid="0030b3b5"/>
    </style:style>
    <style:style style:name="P8" style:family="paragraph" style:parent-style-name="Standard">
      <style:text-properties officeooo:rsid="00107120" officeooo:paragraph-rsid="00107120"/>
    </style:style>
    <style:style style:name="P9" style:family="paragraph" style:parent-style-name="Standard">
      <style:text-properties officeooo:rsid="001155c8" officeooo:paragraph-rsid="001155c8"/>
    </style:style>
    <style:style style:name="P10" style:family="paragraph" style:parent-style-name="Standard">
      <style:text-properties officeooo:rsid="002a2e33" officeooo:paragraph-rsid="002a2e33"/>
    </style:style>
    <style:style style:name="P11" style:family="paragraph" style:parent-style-name="Standard">
      <style:text-properties officeooo:rsid="0017a9ca" officeooo:paragraph-rsid="0030b3b5"/>
    </style:style>
    <style:style style:name="P12" style:family="paragraph" style:parent-style-name="Standard">
      <style:text-properties officeooo:rsid="0017a9ca" officeooo:paragraph-rsid="002f46b0"/>
    </style:style>
    <style:style style:name="P13" style:family="paragraph" style:parent-style-name="Standard">
      <style:text-properties officeooo:rsid="00323d3a" officeooo:paragraph-rsid="00323d3a"/>
    </style:style>
    <style:style style:name="P14" style:family="paragraph" style:parent-style-name="Standard">
      <style:text-properties officeooo:rsid="003a193b" officeooo:paragraph-rsid="003a193b"/>
    </style:style>
    <style:style style:name="P15" style:family="paragraph" style:parent-style-name="Standard">
      <style:paragraph-properties fo:break-before="page"/>
      <style:text-properties officeooo:rsid="00107120" officeooo:paragraph-rsid="00107120"/>
    </style:style>
    <style:style style:name="P16" style:family="paragraph" style:parent-style-name="Standard" style:list-style-name="L1">
      <style:text-properties officeooo:rsid="00270de6" officeooo:paragraph-rsid="001f711f"/>
    </style:style>
    <style:style style:name="P17" style:family="paragraph" style:parent-style-name="Standard" style:list-style-name="L4">
      <style:text-properties officeooo:rsid="00270de6" officeooo:paragraph-rsid="00323d3a"/>
    </style:style>
    <style:style style:name="P18" style:family="paragraph" style:parent-style-name="Standard" style:list-style-name="L1">
      <style:text-properties officeooo:rsid="0028563c" officeooo:paragraph-rsid="001f711f"/>
    </style:style>
    <style:style style:name="P19" style:family="paragraph" style:parent-style-name="Standard" style:list-style-name="L1">
      <style:text-properties officeooo:rsid="00208b0f" officeooo:paragraph-rsid="00208b0f"/>
    </style:style>
    <style:style style:name="P20" style:family="paragraph" style:parent-style-name="Standard" style:list-style-name="L1">
      <style:text-properties officeooo:rsid="00210b47" officeooo:paragraph-rsid="00210b47"/>
    </style:style>
    <style:style style:name="P21" style:family="paragraph" style:parent-style-name="Standard" style:list-style-name="L1">
      <style:text-properties officeooo:rsid="002c2ac8" officeooo:paragraph-rsid="002c2ac8"/>
    </style:style>
    <style:style style:name="P22" style:family="paragraph" style:parent-style-name="Standard" style:list-style-name="L1">
      <style:text-properties officeooo:rsid="0023d8c9" officeooo:paragraph-rsid="0023d8c9"/>
    </style:style>
    <style:style style:name="P23" style:family="paragraph" style:parent-style-name="Standard" style:list-style-name="L1">
      <style:text-properties officeooo:rsid="002bb24a" officeooo:paragraph-rsid="002d974a"/>
    </style:style>
    <style:style style:name="P24" style:family="paragraph" style:parent-style-name="Standard" style:list-style-name="L1">
      <style:text-properties officeooo:rsid="000c9d09" officeooo:paragraph-rsid="002d974a"/>
    </style:style>
    <style:style style:name="P25" style:family="paragraph" style:parent-style-name="Standard" style:list-style-name="L1">
      <style:text-properties officeooo:rsid="000c9d09" officeooo:paragraph-rsid="001f711f"/>
    </style:style>
    <style:style style:name="P26" style:family="paragraph" style:parent-style-name="Standard" style:list-style-name="L2">
      <style:text-properties officeooo:rsid="000c9d09" officeooo:paragraph-rsid="000c9d09"/>
    </style:style>
    <style:style style:name="P27" style:family="paragraph" style:parent-style-name="Standard" style:list-style-name="L2">
      <style:text-properties officeooo:rsid="000c9d09" officeooo:paragraph-rsid="00323d3a"/>
    </style:style>
    <style:style style:name="P28" style:family="paragraph" style:parent-style-name="Standard" style:list-style-name="L1">
      <style:text-properties officeooo:rsid="000b9ed7" officeooo:paragraph-rsid="002d974a"/>
    </style:style>
    <style:style style:name="P29" style:family="paragraph" style:parent-style-name="Standard" style:list-style-name="L1">
      <style:text-properties officeooo:rsid="000b9ed7" officeooo:paragraph-rsid="001f711f"/>
    </style:style>
    <style:style style:name="P30" style:family="paragraph" style:parent-style-name="Standard" style:list-style-name="L2">
      <style:text-properties officeooo:rsid="000b9ed7" officeooo:paragraph-rsid="000b9ed7"/>
    </style:style>
    <style:style style:name="P31" style:family="paragraph" style:parent-style-name="Standard" style:list-style-name="L2">
      <style:text-properties officeooo:rsid="000b9ed7" officeooo:paragraph-rsid="00323d3a"/>
    </style:style>
    <style:style style:name="P32" style:family="paragraph" style:parent-style-name="Standard" style:list-style-name="L2">
      <style:text-properties officeooo:rsid="000b9ed7" officeooo:paragraph-rsid="003c264d"/>
    </style:style>
    <style:style style:name="P33" style:family="paragraph" style:parent-style-name="Standard" style:list-style-name="L3">
      <style:text-properties officeooo:rsid="000b9ed7" officeooo:paragraph-rsid="0030b3b5"/>
    </style:style>
    <style:style style:name="P34" style:family="paragraph" style:parent-style-name="Standard" style:list-style-name="L1">
      <style:text-properties officeooo:rsid="001abbc5" officeooo:paragraph-rsid="002016f2"/>
    </style:style>
    <style:style style:name="P35" style:family="paragraph" style:parent-style-name="Standard" style:list-style-name="L1">
      <style:text-properties officeooo:rsid="001bb804" officeooo:paragraph-rsid="002016f2"/>
    </style:style>
    <style:style style:name="P36" style:family="paragraph" style:parent-style-name="Standard" style:list-style-name="L2">
      <style:text-properties officeooo:rsid="00226fdc" officeooo:paragraph-rsid="00226fdc"/>
    </style:style>
    <style:style style:name="P37" style:family="paragraph" style:parent-style-name="Standard" style:list-style-name="L3">
      <style:text-properties officeooo:rsid="0030c13e" officeooo:paragraph-rsid="0030b3b5"/>
    </style:style>
    <style:style style:name="P38" style:family="paragraph" style:parent-style-name="Standard" style:list-style-name="L2">
      <style:text-properties officeooo:rsid="0030c13e" officeooo:paragraph-rsid="003cf629"/>
    </style:style>
    <style:style style:name="P39" style:family="paragraph" style:parent-style-name="Standard" style:list-style-name="L4">
      <style:text-properties officeooo:rsid="00323d3a" officeooo:paragraph-rsid="00323d3a"/>
    </style:style>
    <style:style style:name="P40" style:family="paragraph" style:parent-style-name="Standard">
      <style:text-properties officeooo:rsid="00323d3a" officeooo:paragraph-rsid="003c264d"/>
    </style:style>
    <style:style style:name="P41" style:family="paragraph" style:parent-style-name="Standard" style:list-style-name="L4">
      <style:text-properties officeooo:rsid="00331b15" officeooo:paragraph-rsid="00331b15"/>
    </style:style>
    <style:style style:name="P42" style:family="paragraph" style:parent-style-name="Standard" style:list-style-name="L2">
      <style:text-properties officeooo:rsid="00331b15" officeooo:paragraph-rsid="00323d3a"/>
    </style:style>
    <style:style style:name="P43" style:family="paragraph" style:parent-style-name="Standard" style:list-style-name="L4">
      <style:text-properties officeooo:rsid="003487a5" officeooo:paragraph-rsid="003487a5"/>
    </style:style>
    <style:style style:name="P44" style:family="paragraph" style:parent-style-name="Standard" style:list-style-name="L2">
      <style:text-properties officeooo:rsid="001155c8" officeooo:paragraph-rsid="00323d3a"/>
    </style:style>
    <style:style style:name="P45" style:family="paragraph" style:parent-style-name="Standard" style:list-style-name="L2">
      <style:text-properties officeooo:rsid="0015e2ed" officeooo:paragraph-rsid="00323d3a"/>
    </style:style>
    <style:style style:name="P46" style:family="paragraph" style:parent-style-name="Standard" style:list-style-name="L2">
      <style:text-properties officeooo:rsid="003a193b" officeooo:paragraph-rsid="003a193b"/>
    </style:style>
    <style:style style:name="P47" style:family="paragraph" style:parent-style-name="Standard" style:list-style-name="L2">
      <style:text-properties officeooo:rsid="003b7bb2" officeooo:paragraph-rsid="003b7bb2"/>
    </style:style>
    <style:style style:name="P48" style:family="paragraph" style:parent-style-name="Standard" style:list-style-name="L2">
      <style:text-properties officeooo:rsid="000bf16d" officeooo:paragraph-rsid="00323d3a"/>
    </style:style>
    <style:style style:name="P49" style:family="paragraph" style:parent-style-name="Standard" style:list-style-name="L2">
      <style:text-properties officeooo:rsid="0017a9ca" officeooo:paragraph-rsid="00323d3a"/>
    </style:style>
    <style:style style:name="P50" style:family="paragraph" style:parent-style-name="Standard" style:list-style-name="L2">
      <style:text-properties officeooo:rsid="0009274b" officeooo:paragraph-rsid="00323d3a"/>
    </style:style>
    <style:style style:name="P51" style:family="paragraph" style:parent-style-name="Standard" style:list-style-name="L2">
      <style:text-properties officeooo:rsid="000ceeaf" officeooo:paragraph-rsid="00323d3a"/>
    </style:style>
    <style:style style:name="P52" style:family="paragraph" style:parent-style-name="Standard" style:list-style-name="L2">
      <style:text-properties officeooo:rsid="000e32d8" officeooo:paragraph-rsid="00323d3a"/>
    </style:style>
    <style:style style:name="P53" style:family="paragraph" style:parent-style-name="Standard" style:list-style-name="L2">
      <style:text-properties officeooo:rsid="00174d6b" officeooo:paragraph-rsid="00323d3a"/>
    </style:style>
    <style:style style:name="P54" style:family="paragraph" style:parent-style-name="Standard" style:list-style-name="L2">
      <style:text-properties officeooo:rsid="00186d88" officeooo:paragraph-rsid="00323d3a"/>
    </style:style>
    <style:style style:name="P55" style:family="paragraph" style:parent-style-name="Standard" style:list-style-name="L2">
      <style:text-properties officeooo:rsid="003c264d" officeooo:paragraph-rsid="003c264d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style:style style:name="T11" style:family="text">
      <style:text-properties officeooo:rsid="001856fb"/>
    </style:style>
    <style:style style:name="T12" style:family="text">
      <style:text-properties officeooo:rsid="002d974a"/>
    </style:style>
    <style:style style:name="T13" style:family="text">
      <style:text-properties officeooo:rsid="0030c13e"/>
    </style:style>
    <style:style style:name="T14" style:family="text">
      <style:text-properties officeooo:rsid="0034c400"/>
    </style:style>
    <style:style style:name="T15" style:family="text">
      <style:text-properties officeooo:rsid="0036a192"/>
    </style:style>
    <style:style style:name="T16" style:family="text">
      <style:text-properties officeooo:rsid="003c264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3">Priority: ITO, SWD, SWK/OSCA</text:p>
      <text:p text:style-name="P3"/>
      <text:p text:style-name="P4">Pauser: 2 timers arbejde = 30 mins. Pause.</text:p>
      <text:p text:style-name="P2"/>
      <text:p text:style-name="P10">Ask Asger about license and which diagrams to use (construction phase → state diagram)</text:p>
      <text:p text:style-name="P2"/>
      <text:p text:style-name="P5">Tasks:</text:p>
      <text:list xml:id="list2096693625758463299" text:style-name="L1">
        <text:list-item>
          <text:p text:style-name="P16">Inception phase</text:p>
          <text:list>
            <text:list-item>
              <text:p text:style-name="P18">Requirements analysis</text:p>
            </text:list-item>
          </text:list>
        </text:list-item>
        <text:list-item>
          <text:p text:style-name="P19">Elaboration phase</text:p>
          <text:list>
            <text:list-item>
              <text:p text:style-name="P20">System Sequence Diagram</text:p>
            </text:list-item>
          </text:list>
        </text:list-item>
        <text:list-item>
          <text:p text:style-name="P21">Construction phase</text:p>
          <text:list>
            <text:list-item>
              <text:p text:style-name="P22">Sequence Diagram</text:p>
            </text:list-item>
            <text:list-item>
              <text:p text:style-name="P23">Activity diagram (<text:span text:style-name="T12">limited</text:span>)</text:p>
            </text:list-item>
            <text:list-item>
              <text:p text:style-name="P24">Class diagram with relational schema</text:p>
            </text:list-item>
            <text:list-item>
              <text:p text:style-name="P28">Class model <text:span text:style-name="T11">(Logical arch / Layers)</text:span></text:p>
            </text:list-item>
            <text:list-item>
              <text:p text:style-name="P29">Comments for every method</text:p>
            </text:list-item>
            <text:list-item>
              <text:p text:style-name="P29">Full Documentation</text:p>
            </text:list-item>
            <text:list-item>
              <text:p text:style-name="P25">Program itself: Classes, methods, variables, conditions, loops, data structure(Collection/Obs.List), Inheritance/Interfaces, GUI JAVAFX</text:p>
            </text:list-item>
          </text:list>
        </text:list-item>
        <text:list-item>
          <text:p text:style-name="P34">Usage of patterns</text:p>
          <text:list>
            <text:list-item>
              <text:p text:style-name="P35">GRASP</text:p>
            </text:list-item>
          </text:list>
        </text:list-item>
      </text:list>
      <text:list xml:id="list283980710945340526" text:style-name="L2">
        <text:list-item>
          <text:p text:style-name="P30">Setting up a file for the report itself that meets criteria, <text:span text:style-name="T2">see assignment handout</text:span></text:p>
        </text:list-item>
        <text:list-item>
          <text:p text:style-name="P26">User manual RTFM</text:p>
        </text:list-item>
        <text:list-item>
          <text:p text:style-name="P36">Reviews</text:p>
        </text:list-item>
        <text:list-item>
          <text:p text:style-name="P26">Report: Min. pgs 45-70 mx.</text:p>
        </text:list-item>
        <text:list-item>
          <text:p text:style-name="P26">Hand-in June 1<text:span text:style-name="T3">st</text:span> 2016, 12:00 pm</text:p>
        </text:list-item>
      </text:list>
      <text:p text:style-name="P6"/>
      <text:p text:style-name="P9">In progress&gt;</text:p>
      <text:p text:style-name="P11"/>
      <text:p text:style-name="P7"/>
      <text:list xml:id="list8861674553301412810" text:style-name="L3">
        <text:list-item>
          <text:p text:style-name="P33">ER Diagra<text:span text:style-name="T13">m, Construction</text:span></text:p>
        </text:list-item>
        <text:list-item>
          <text:p text:style-name="P37">Use Case Diagrams, Elaboration</text:p>
        </text:list-item>
      </text:list>
      <text:p text:style-name="P6"/>
      <text:p text:style-name="P8"/>
      <text:p text:style-name="P8"/>
      <text:p text:style-name="P15">Done&gt;</text:p>
      <text:p text:style-name="P12"/>
      <text:p text:style-name="P13">Inception&gt;</text:p>
      <text:list xml:id="list6444221488654286228" text:style-name="L4">
        <text:list-item>
          <text:p text:style-name="P17">FURPS+</text:p>
        </text:list-item>
        <text:list-item>
          <text:p text:style-name="P39">Vision</text:p>
        </text:list-item>
        <text:list-item>
          <text:p text:style-name="P41">Preliminary ER Diagram</text:p>
        </text:list-item>
        <text:list-item>
          <text:p text:style-name="P41">Preliminary Domain Model</text:p>
        </text:list-item>
        <text:list-item>
          <text:p text:style-name="P41">Prototype Version 1</text:p>
        </text:list-item>
        <text:list-item>
          <text:p text:style-name="P43">Stakeholder Analysis<text:span text:style-name="T15">(Risk Analysis)</text:span></text:p>
        </text:list-item>
        <text:list-item>
          <text:p text:style-name="P43">Feasibility Studies<text:span text:style-name="T14">(Technical, Schedule)</text:span></text:p>
        </text:list-item>
      </text:list>
      <text:p text:style-name="P13">Elaboration&gt;</text:p>
      <text:list xml:id="list232845951858144" text:continue-list="list283980710945340526" text:style-name="L2">
        <text:list-item>
          <text:p text:style-name="P44">Risk Analysis</text:p>
        </text:list-item>
        <text:list-item>
          <text:p text:style-name="P45">Prototype Version 2</text:p>
        </text:list-item>
        <text:list-item>
          <text:p text:style-name="P42">Use Cases, 17 Total</text:p>
        </text:list-item>
        <text:list-item>
          <text:p text:style-name="P38">Domain Model</text:p>
        </text:list-item>
      </text:list>
      <text:p text:style-name="P13">Construction&gt;</text:p>
      <text:list xml:id="list232846732524635" text:continue-numbering="true" text:style-name="L2">
        <text:list-item>
          <text:p text:style-name="P27">Making a database</text:p>
        </text:list-item>
        <text:list-item>
          <text:p text:style-name="P27">Database Normalisation</text:p>
        </text:list-item>
        <text:list-item>
          <text:p text:style-name="P27">Database description schema</text:p>
        </text:list-item>
      </text:list>
      <text:p text:style-name="P13">Transition&gt;</text:p>
      <text:p text:style-name="P12"/>
      <text:p text:style-name="P14">Across Phases&gt;</text:p>
      <text:list xml:id="list232845871264889" text:continue-numbering="true" text:style-name="L2">
        <text:list-item>
          <text:p text:style-name="P46">CaptainsLog</text:p>
        </text:list-item>
        <text:list-item>
          <text:p text:style-name="P46">PlanSketch</text:p>
        </text:list-item>
        <text:list-item>
          <text:p text:style-name="P46">Qscribbles</text:p>
        </text:list-item>
        <text:list-item>
          <text:p text:style-name="P47">Qteachers</text:p>
        </text:list-item>
        <text:list-item>
          <text:p text:style-name="P47">ServerInfo</text:p>
        </text:list-item>
      </text:list>
      <text:p text:style-name="P12"/>
      <text:p text:style-name="P12"/>
      <text:p text:style-name="P40">Plan OLD&gt;</text:p>
      <text:p text:style-name="P40"/>
      <text:p text:style-name="P40"><text:span text:style-name="T1">Use Case pr. Function. Briefs are bare minimum</text:span></text:p>
      <text:list xml:id="list232846385234367" text:continue-numbering="true" text:style-name="L2">
        <text:list-item>
          <text:p text:style-name="P32"><text:span text:style-name="T16">Fully Dressed (Generate Certificate Template, Send Missing Certificate, Add Course)</text:span></text:p>
          <text:p text:style-name="P55"/>
        </text:list-item>
        <text:list-item>
          <text:p text:style-name="P55">Casual (Remove Course, Remove Course Participant, FTP Settings, SMTP Settings)</text:p>
          <text:p text:style-name="P55"/>
        </text:list-item>
        <text:list-item>
          <text:p text:style-name="P55">Brief (Add Course Participant(s), Add Course Responsible, Remove Course Responsible, Remove Certificate Template, List Courses, List Course Responsibles, View Missing Certificate, View Active Courses, View All Courses, View Inactive Course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23:00:03.716101000</dc:date>
    <meta:editing-duration>PT1H52M16S</meta:editing-duration>
    <meta:editing-cycles>27</meta:editing-cycles>
    <meta:generator>LibreOffice/5.1.1.3$MacOSX_X86_64 LibreOffice_project/89f508ef3ecebd2cfb8e1def0f0ba9a803b88a6d</meta:generator>
    <meta:document-statistic meta:table-count="0" meta:image-count="0" meta:object-count="0" meta:page-count="2" meta:paragraph-count="60" meta:word-count="280" meta:character-count="1766" meta:non-whitespace-character-count="1587"/>
  </office:meta>
</office:document-meta>
</file>